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9999ff" draw:textarea-horizontal-align="justify" draw:textarea-vertical-align="middle" draw:auto-grow-height="false" draw:shadow="visible"/>
    </style:style>
    <style:style style:name="gr2" style:family="graphic" style:parent-style-name="standard">
      <style:graphic-properties draw:textarea-horizontal-align="justify" draw:textarea-vertical-align="middle" draw:auto-grow-height="false" draw:shadow="visible"/>
    </style:style>
    <style:style style:name="gr3" style:family="graphic" style:parent-style-name="standard">
      <style:graphic-properties draw:stroke="none" draw:fill="none" draw:textarea-horizontal-align="justify" draw:textarea-vertical-align="middle" draw:auto-grow-height="false" draw:shadow="hidden"/>
    </style:style>
    <style:style style:name="gr4" style:family="graphic" style:parent-style-name="objectwithoutfill">
      <style:graphic-properties draw:stroke="dash" draw:stroke-dash="Fine_20_Dashed" svg:stroke-width="0.102cm" svg:stroke-color="#b80047" draw:fill="solid" draw:fill-color="#ffffff" draw:textarea-vertical-align="middle" fo:padding-top="0.176cm" fo:padding-bottom="0.176cm" fo:padding-left="0.301cm" fo:padding-right="0.301cm" draw:shadow="hidden"/>
    </style:style>
    <style:style style:name="gr5" style:family="graphic" style:parent-style-name="objectwithoutfill">
      <style:graphic-properties draw:stroke="dash" draw:stroke-dash="Fine_20_Dashed" svg:stroke-width="0cm" svg:stroke-color="#ff3366" draw:marker-start-width="0.048cm" draw:marker-end-width="0.048cm" draw:fill="solid" draw:fill-color="#ffffff" draw:textarea-vertical-align="middle" fo:padding-top="0.126cm" fo:padding-bottom="0.126cm" fo:padding-left="0.251cm" fo:padding-right="0.251cm" draw:shadow="hidden"/>
    </style:style>
    <style:style style:name="gr6" style:family="graphic" style:parent-style-name="objectwithoutfill">
      <style:graphic-properties svg:stroke-width="0.102cm" draw:marker-end="Arrow" draw:marker-end-width="0.306cm" draw:fill="solid" draw:fill-color="#ffffff" draw:textarea-vertical-align="middle" fo:padding-top="0.176cm" fo:padding-bottom="0.176cm" fo:padding-left="0.301cm" fo:padding-right="0.301cm" draw:shadow="hidden"/>
    </style:style>
    <style:style style:name="gr7" style:family="graphic" style:parent-style-name="standard">
      <style:graphic-properties svg:stroke-width="0cm" draw:marker-start-width="0.048cm" draw:marker-end-width="0.048cm" draw:textarea-horizontal-align="justify" draw:textarea-vertical-align="middle" draw:auto-grow-height="false" fo:padding-top="0.126cm" fo:padding-bottom="0.126cm" fo:padding-left="0.251cm" fo:padding-right="0.251cm" draw:shadow="visible"/>
    </style:style>
    <style:style style:name="gr8" style:family="graphic" style:parent-style-name="standard">
      <style:graphic-properties svg:stroke-width="0cm" draw:marker-start-width="0.048cm" draw:marker-end-width="0.048cm" draw:fill="solid" draw:fill-color="#ffffcc" draw:textarea-horizontal-align="justify" draw:textarea-vertical-align="middle" draw:auto-grow-height="false" fo:padding-top="0.126cm" fo:padding-bottom="0.126cm" fo:padding-left="0.251cm" fo:padding-right="0.251cm" draw:shadow="visible"/>
    </style:style>
    <style:style style:name="gr9" style:family="graphic" style:parent-style-name="standard">
      <style:graphic-properties svg:stroke-width="0cm" draw:marker-start-width="0.048cm" draw:marker-end-width="0.048cm" draw:fill="solid" draw:fill-color="#e6e6e6" draw:textarea-horizontal-align="justify" draw:textarea-vertical-align="middle" draw:auto-grow-height="false" fo:padding-top="0.126cm" fo:padding-bottom="0.126cm" fo:padding-left="0.251cm" fo:padding-right="0.251cm" draw:shadow="hidden"/>
    </style:style>
    <style:style style:name="gr10" style:family="graphic" style:parent-style-name="standard">
      <style:graphic-properties svg:stroke-width="0cm" draw:marker-start-width="0.048cm" draw:marker-end-width="0.048cm" draw:fill="solid" draw:fill-color="#9999ff" draw:textarea-horizontal-align="justify" draw:textarea-vertical-align="middle" draw:auto-grow-height="false" fo:padding-top="0.126cm" fo:padding-bottom="0.126cm" fo:padding-left="0.251cm" fo:padding-right="0.251cm" draw:shadow="hidden"/>
    </style:style>
    <style:style style:name="gr11" style:family="graphic" style:parent-style-name="standard">
      <style:graphic-properties svg:stroke-width="0cm" draw:marker-start-width="0.048cm" draw:marker-end-width="0.048cm" draw:textarea-horizontal-align="justify" draw:textarea-vertical-align="middle" draw:auto-grow-height="false" fo:padding-top="0.126cm" fo:padding-bottom="0.126cm" fo:padding-left="0.251cm" fo:padding-right="0.251cm" draw:shadow="hidden"/>
    </style:style>
    <style:style style:name="gr12" style:family="graphic" style:parent-style-name="standard">
      <style:graphic-properties svg:stroke-width="0cm" draw:marker-start-width="0.048cm" draw:marker-end-width="0.048cm" draw:fill="solid" draw:fill-color="#ffffcc" draw:textarea-horizontal-align="justify" draw:textarea-vertical-align="middle" draw:auto-grow-height="false" fo:padding-top="0.126cm" fo:padding-bottom="0.126cm" fo:padding-left="0.251cm" fo:padding-right="0.251cm" draw:shadow="hidden"/>
    </style:style>
    <style:style style:name="gr13" style:family="graphic" style:parent-style-name="objectwithoutfill">
      <style:graphic-properties svg:stroke-width="0cm" draw:marker-start-width="0.048cm" draw:marker-end="Arrow" draw:marker-end-width="0.154cm" draw:fill="solid" draw:fill-color="#ffffff" draw:textarea-vertical-align="middle" fo:padding-top="0.126cm" fo:padding-bottom="0.126cm" fo:padding-left="0.251cm" fo:padding-right="0.251cm" draw:shadow="hidden"/>
    </style:style>
    <style:style style:name="gr14" style:family="graphic" style:parent-style-name="standard">
      <style:graphic-properties svg:stroke-width="0cm" draw:marker-start-width="0.048cm" draw:marker-end-width="0.048cm" draw:textarea-horizontal-align="justify" draw:textarea-vertical-align="middle" draw:auto-grow-height="false" fo:min-height="1.934cm" fo:min-width="4.451cm" fo:padding-top="0.126cm" fo:padding-bottom="0.126cm" fo:padding-left="0.251cm" fo:padding-right="0.251cm" draw:shadow="visible"/>
    </style:style>
    <style:style style:name="gr15" style:family="graphic" style:parent-style-name="standard">
      <style:graphic-properties svg:stroke-width="0cm" draw:marker-start-width="0.048cm" draw:marker-end-width="0.048cm" draw:textarea-horizontal-align="justify" draw:textarea-vertical-align="middle" draw:auto-grow-height="false" fo:min-height="1.907cm" fo:min-width="4.451cm" fo:padding-top="0.126cm" fo:padding-bottom="0.126cm" fo:padding-left="0.251cm" fo:padding-right="0.251cm" draw:shadow="visible"/>
    </style:style>
    <style:style style:name="gr16" style:family="graphic" style:parent-style-name="standard">
      <style:graphic-properties svg:stroke-width="0cm" draw:marker-start-width="0.048cm" draw:marker-end-width="0.048cm" draw:textarea-horizontal-align="justify" draw:textarea-vertical-align="middle" draw:auto-grow-height="false" fo:min-height="2.161cm" fo:min-width="4.451cm" fo:padding-top="0.126cm" fo:padding-bottom="0.126cm" fo:padding-left="0.251cm" fo:padding-right="0.251cm" draw:shadow="visible"/>
    </style:style>
    <style:style style:name="gr17" style:family="graphic" style:parent-style-name="objectwithoutfill">
      <style:graphic-properties svg:stroke-width="0cm" draw:marker-start="Arrow" draw:marker-start-width="0.154cm" draw:marker-end="Arrow" draw:marker-end-width="0.154cm" draw:fill="solid" draw:fill-color="#ffffff" draw:textarea-vertical-align="middle" fo:padding-top="0.126cm" fo:padding-bottom="0.126cm" fo:padding-left="0.251cm" fo:padding-right="0.251cm" draw:shadow="hidden"/>
    </style:style>
    <style:style style:name="gr18" style:family="graphic" style:parent-style-name="objectwithoutfill">
      <style:graphic-properties svg:stroke-width="0cm" draw:marker-start-width="0.154cm" draw:marker-end="Arrow" draw:marker-end-width="0.154cm" draw:fill="solid" draw:fill-color="#ffffff" draw:textarea-vertical-align="middle" fo:padding-top="0.126cm" fo:padding-bottom="0.126cm" fo:padding-left="0.251cm" fo:padding-right="0.251cm" draw:shadow="hidden"/>
    </style:style>
    <style:style style:name="gr19" style:family="graphic" style:parent-style-name="objectwithoutfill">
      <style:graphic-properties svg:stroke-width="0.018cm" draw:marker-start="Arrow" draw:marker-start-width="0.327cm" draw:marker-end="Arrow" draw:marker-end-width="0.327cm" draw:fill="none" draw:textarea-vertical-align="middle" fo:padding-top="0.134cm" fo:padding-bottom="0.134cm" fo:padding-left="0.259cm" fo:padding-right="0.259cm"/>
    </style:style>
    <style:style style:name="gr20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21" style:family="graphic" style:parent-style-name="standard">
      <style:graphic-properties draw:fill="solid" draw:fill-color="#9999ff" draw:textarea-horizontal-align="justify" draw:textarea-vertical-align="middle" draw:auto-grow-height="false" fo:min-height="2.148cm" fo:min-width="3.955cm" draw:shadow="visible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9999f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 draw:fill-color="#ffffff"/>
      <style:paragraph-properties fo:text-align="center"/>
    </style:style>
    <style:style style:name="P5" style:family="paragraph">
      <style:paragraph-properties fo:text-align="end"/>
    </style:style>
    <style:style style:name="P6" style:family="paragraph">
      <loext:graphic-properties draw:fill="solid" draw:fill-color="#ffffcc"/>
      <style:paragraph-properties fo:text-align="center"/>
    </style:style>
    <style:style style:name="P7" style:family="paragraph">
      <style:paragraph-properties fo:text-align="start"/>
    </style:style>
    <style:style style:name="P8" style:family="paragraph">
      <loext:graphic-properties draw:fill="solid" draw:fill-color="#e6e6e6"/>
      <style:paragraph-properties fo:text-align="center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6pt" style:font-size-asian="6pt" style:font-size-complex="6pt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fo:font-size="13pt" style:font-size-asian="13pt" style:font-size-complex="13pt"/>
    </style:style>
    <style:style style:name="T7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3" draw:id="id3" draw:layer="layout" svg:width="6.868cm" svg:height="3.414cm" svg:x="13.436cm" svg:y="19.715cm">
          <text:p text:style-name="P1">PostgreSQL</text:p>
          <text:p text:style-name="P1"/>
          <text:p text:style-name="P1"><text:span text:style-name="T1">CPF record data</text:span></text:p>
          <text:p text:style-name="P1"><text:span text:style-name="T1">User data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6" draw:id="id6" draw:layer="layout" svg:width="7.503cm" svg:height="2.398cm" svg:x="6.542cm" svg:y="24.214cm">
          <text:p text:style-name="P1">Elastic Search</text:p>
          <text:p text:style-name="P1"><text:span text:style-name="T2"/></text:p>
          <text:p text:style-name="P1"><text:span text:style-name="T1">Indexing tool for searching</text:span></text:p>
          <text:p text:style-name="P1"><text:span text:style-name="T1">and matching in PostgreSQL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7" draw:id="id7" draw:layer="layout" svg:width="4.781cm" svg:height="3.429cm" svg:x="7.141cm" svg:y="19.723cm">
          <text:p text:style-name="P1">Identity</text:p>
          <text:p text:style-name="P1">Reconciliation</text:p>
          <text:p text:style-name="P1">Engine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953cm" svg:height="3.175cm" svg:x="2.143cm" svg:y="3.921cm">
          <text:p text:style-name="P1">Web UI</text:p>
          <text:p text:style-name="P1"/>
          <text:p text:style-name="P1"><text:span text:style-name="T3">User interface for</text:span></text:p>
          <text:p text:style-name="P1"><text:span text:style-name="T3">editing and viewing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0.668cm" svg:height="1.143cm" svg:x="4.937cm" svg:y="0.873cm">
          <text:p text:style-name="P1">Outside Clients</text:p>
          <draw:enhanced-geometry svg:viewBox="0 0 21600 21600" draw:type="rectangle" draw:enhanced-path="M 0 0 L 21600 0 21600 21600 0 21600 0 0 Z N"/>
        </draw:custom-shape>
        <draw:line draw:style-name="gr4" draw:text-style-name="P4" draw:layer="layout" svg:x1="1cm" svg:y1="2.151cm" svg:x2="20.59cm" svg:y2="2.151cm">
          <text:p/>
        </draw:line>
        <draw:custom-shape draw:style-name="gr3" draw:text-style-name="P3" draw:layer="layout" svg:width="5.588cm" svg:height="0.762cm" svg:x="15.07cm" svg:y="2.424cm">
          <text:p text:style-name="P1">Client Applications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953cm" svg:height="3.175cm" svg:x="8.239cm" svg:y="3.92cm">
          <text:p text:style-name="P1">Rest API</text:p>
          <text:p text:style-name="P1">(engine)</text:p>
          <text:p text:style-name="P1"><text:span text:style-name="T3">Textual interface for</text:span></text:p>
          <text:p text:style-name="P1"><text:span text:style-name="T3">machine access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953cm" svg:height="3.175cm" svg:x="14.335cm" svg:y="3.92cm">
          <text:p text:style-name="P1">Dev/Test</text:p>
          <text:p text:style-name="P1"/>
          <text:p text:style-name="P1"><text:span text:style-name="T3">Internal interface for</text:span></text:p>
          <text:p text:style-name="P1"><text:span text:style-name="T3">testing the server</text:span></text:p>
          <draw:enhanced-geometry svg:viewBox="0 0 21600 21600" draw:type="rectangle" draw:enhanced-path="M 0 0 L 21600 0 21600 21600 0 21600 0 0 Z N"/>
        </draw:custom-shape>
        <draw:line draw:style-name="gr5" draw:text-style-name="P4" draw:layer="layout" svg:x1="1cm" svg:y1="8.62cm" svg:x2="20.59cm" svg:y2="8.62cm">
          <text:p/>
        </draw:line>
        <draw:custom-shape draw:style-name="gr3" draw:text-style-name="P3" draw:layer="layout" svg:width="3.429cm" svg:height="1.166cm" svg:x="17.029cm" svg:y="8.809cm">
          <text:p text:style-name="P1">Server</text:p>
          <text:p text:style-name="P5">Architecture</text:p>
          <draw:enhanced-geometry svg:viewBox="0 0 21600 21600" draw:type="rectangle" draw:enhanced-path="M 0 0 L 21600 0 21600 21600 0 21600 0 0 Z N"/>
        </draw:custom-shape>
        <draw:line draw:style-name="gr6" draw:text-style-name="P4" draw:layer="layout" svg:x1="4.048cm" svg:y1="1.735cm" svg:x2="4.048cm" svg:y2="3.894cm">
          <text:p/>
        </draw:line>
        <draw:line draw:style-name="gr6" draw:text-style-name="P4" draw:layer="layout" svg:x1="5.191cm" svg:y1="3.894cm" svg:x2="5.191cm" svg:y2="1.735cm">
          <text:p/>
        </draw:line>
        <draw:line draw:style-name="gr6" draw:text-style-name="P4" draw:layer="layout" svg:x1="10.096cm" svg:y1="1.742cm" svg:x2="10.096cm" svg:y2="3.901cm">
          <text:p/>
        </draw:line>
        <draw:line draw:style-name="gr6" draw:text-style-name="P4" draw:layer="layout" svg:x1="11.239cm" svg:y1="3.901cm" svg:x2="11.239cm" svg:y2="1.742cm">
          <text:p/>
        </draw:line>
        <draw:custom-shape draw:style-name="gr7" draw:text-style-name="P1" xml:id="id1" draw:id="id1" draw:layer="layout" svg:width="14.859cm" svg:height="2.667cm" svg:x="1.254cm" svg:y="11.16cm">
          <text:p text:style-name="P1">Workflow Engine</text:p>
          <text:p text:style-name="P1"><text:span text:style-name="T4"/></text:p>
          <text:p text:style-name="P1"><text:span text:style-name="T3">Parses and interprets internal Server API</text:span></text:p>
          <text:p text:style-name="P1"><text:span text:style-name="T3">Interacts directly with internal server components</text:span>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4.953cm" svg:height="0.889cm" svg:x="8.239cm" svg:y="2.297cm">
          <text:p text:style-name="P1">Rest API</text:p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5.62cm" svg:height="3.207cm" svg:x="14.97cm" svg:y="23.733cm">
          <text:p text:style-name="P1">Key</text:p>
          <text:p text:style-name="P1"><text:span text:style-name="T5"/></text:p>
          <text:p text:style-name="P7"><text:span text:style-name="T6"><text:tab/></text:span><text:span text:style-name="T3">API Interface</text:span></text:p>
          <text:p text:style-name="P7"><text:span text:style-name="T3"><text:tab/></text:span><text:span text:style-name="T3">Custom Designs</text:span></text:p>
          <text:p text:style-name="P7"><text:span text:style-name="T3"><text:tab/></text:span><text:span text:style-name="T3">OTC Components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508cm" svg:height="0.254cm" svg:x="15.586cm" svg:y="26.27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0.508cm" svg:height="0.254cm" svg:x="15.586cm" svg:y="25.76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508cm" svg:height="0.254cm" svg:x="15.586cm" svg:y="25.15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xml:id="id2" draw:id="id2" draw:layer="layout" svg:width="2.921cm" svg:height="5.461cm" svg:x="17.302cm" svg:y="13.065cm">
          <text:p text:style-name="P1">Reporting</text:p>
          <text:p text:style-name="P1">Tool</text:p>
          <draw:enhanced-geometry svg:viewBox="0 0 21600 21600" draw:type="rectangle" draw:enhanced-path="M 0 0 L 21600 0 21600 21600 0 21600 0 0 Z N"/>
        </draw:custom-shape>
        <draw:connector draw:style-name="gr13" draw:text-style-name="P4" draw:layer="layout" svg:x1="16.113cm" svg:y1="12.493cm" svg:x2="18.762cm" svg:y2="13.065cm" draw:start-shape="id1" draw:start-glue-point="1" draw:end-shape="id2" draw:end-glue-point="0" svg:d="M16113 12493h2649v572" svg:viewBox="0 0 2650 573">
          <text:p/>
        </draw:connector>
        <draw:connector draw:style-name="gr13" draw:text-style-name="P4" draw:layer="layout" svg:x1="18.762cm" svg:y1="18.526cm" svg:x2="16.87cm" svg:y2="19.715cm" draw:start-shape="id2" draw:start-glue-point="2" draw:end-shape="id3" draw:end-glue-point="0" svg:d="M18762 18526v694h-1892v495" svg:viewBox="0 0 1893 1190">
          <text:p/>
        </draw:connector>
        <draw:custom-shape draw:style-name="gr14" draw:text-style-name="P1" xml:id="id8" draw:id="id8" draw:layer="layout" svg:width="4.953cm" svg:height="2.186cm" svg:x="1.681cm" svg:y="20.431cm">
          <text:p text:style-name="P1">Name-Identity</text:p>
          <text:p text:style-name="P1">String Parser</text:p>
          <draw:enhanced-geometry svg:viewBox="0 0 21600 21600" draw:type="rectangle" draw:enhanced-path="M 0 0 L 21600 0 21600 21600 0 21600 0 0 Z N"/>
        </draw:custom-shape>
        <draw:custom-shape draw:style-name="gr15" draw:text-style-name="P1" xml:id="id10" draw:id="id10" draw:layer="layout" svg:width="4.953cm" svg:height="2.159cm" svg:x="1.681cm" svg:y="17.764cm">
          <text:p text:style-name="P1">Date Parser</text:p>
          <draw:enhanced-geometry svg:viewBox="0 0 21600 21600" draw:type="rectangle" draw:enhanced-path="M 0 0 L 21600 0 21600 21600 0 21600 0 0 Z N"/>
        </draw:custom-shape>
        <draw:custom-shape draw:style-name="gr16" draw:text-style-name="P1" xml:id="id9" draw:id="id9" draw:layer="layout" svg:width="4.953cm" svg:height="2.413cm" svg:x="1.681cm" svg:y="14.843cm">
          <text:p text:style-name="P1">Data Validation</text:p>
          <text:p text:style-name="P1">Engine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5.207cm" svg:height="1.651cm" svg:x="11.541cm" svg:y="14.951cm">
          <text:p text:style-name="P1">Authentication</text:p>
          <draw:enhanced-geometry svg:viewBox="0 0 21600 21600" draw:type="rectangle" draw:enhanced-path="M 0 0 L 21600 0 21600 21600 0 21600 0 0 Z N"/>
        </draw:custom-shape>
        <draw:custom-shape draw:style-name="gr7" draw:text-style-name="P1" xml:id="id5" draw:id="id5" draw:layer="layout" svg:width="5.207cm" svg:height="1.27cm" svg:x="11.541cm" svg:y="17.256cm">
          <text:p text:style-name="P1">Authorization</text:p>
          <draw:enhanced-geometry svg:viewBox="0 0 21600 21600" draw:type="rectangle" draw:enhanced-path="M 0 0 L 21600 0 21600 21600 0 21600 0 0 Z N"/>
        </draw:custom-shape>
        <draw:connector draw:style-name="gr13" draw:text-style-name="P4" draw:layer="layout" draw:line-skew="-0.28cm" svg:x1="8.683cm" svg:y1="13.827cm" svg:x2="14.144cm" svg:y2="14.951cm" draw:start-shape="id1" draw:start-glue-point="2" draw:end-shape="id4" draw:end-glue-point="0" svg:d="M8683 13827v381h5461v743" svg:viewBox="0 0 5462 1125">
          <text:p/>
        </draw:connector>
        <draw:connector draw:style-name="gr13" draw:text-style-name="P4" draw:layer="layout" svg:x1="14.144cm" svg:y1="16.602cm" svg:x2="14.144cm" svg:y2="17.256cm" draw:start-shape="id4" draw:start-glue-point="2" draw:end-shape="id5" draw:end-glue-point="0" svg:d="M14144 16602v654" svg:viewBox="0 0 1 655">
          <text:p/>
        </draw:connector>
        <draw:connector draw:style-name="gr17" draw:text-style-name="P4" draw:layer="layout" draw:line-skew="-0.21cm" svg:x1="14.144cm" svg:y1="18.526cm" svg:x2="16.87cm" svg:y2="19.715cm" draw:start-shape="id5" draw:start-glue-point="2" draw:end-shape="id3" draw:end-glue-point="0" svg:d="M14144 18526v485h2726v704" svg:viewBox="0 0 2727 1190">
          <text:p/>
        </draw:connector>
        <draw:connector draw:style-name="gr17" draw:text-style-name="P4" draw:layer="layout" draw:line-skew="0cm -3.48cm 6.598cm" svg:x1="14.045cm" svg:y1="25.413cm" svg:x2="13.436cm" svg:y2="21.422cm" draw:start-shape="id6" draw:start-glue-point="1" draw:end-shape="id3" draw:end-glue-point="3" svg:d="M14045 25413h700v-1580h-2107v-2411h798" svg:viewBox="0 0 2108 3992">
          <text:p/>
        </draw:connector>
        <draw:connector draw:style-name="gr17" draw:text-style-name="P4" draw:layer="layout" svg:x1="11.922cm" svg:y1="21.437cm" svg:x2="13.436cm" svg:y2="21.422cm" draw:start-shape="id7" draw:start-glue-point="1" draw:end-shape="id3" draw:end-glue-point="3" svg:d="M11922 21437h857v-15h657" svg:viewBox="0 0 1515 16">
          <text:p/>
        </draw:connector>
        <draw:connector draw:style-name="gr18" draw:text-style-name="P4" draw:layer="layout" svg:x1="9.531cm" svg:y1="23.152cm" svg:x2="10.293cm" svg:y2="24.214cm" draw:start-shape="id7" draw:start-glue-point="2" draw:end-shape="id6" draw:end-glue-point="0" svg:d="M9531 23152v631h762v431" svg:viewBox="0 0 763 1063">
          <text:p/>
        </draw:connector>
        <draw:line draw:style-name="gr6" draw:text-style-name="P4" draw:layer="layout" svg:x1="3.921cm" svg:y1="7.096cm" svg:x2="3.921cm" svg:y2="8.747cm">
          <text:p/>
        </draw:line>
        <draw:line draw:style-name="gr6" draw:text-style-name="P4" draw:layer="layout" svg:x1="5.064cm" svg:y1="8.747cm" svg:x2="5.064cm" svg:y2="7.096cm">
          <text:p/>
        </draw:line>
        <draw:custom-shape draw:style-name="gr8" draw:text-style-name="P6" draw:layer="layout" svg:width="15.24cm" svg:height="1.524cm" svg:x="1.254cm" svg:y="8.747cm">
          <text:p text:style-name="P1">Server API</text:p>
          <text:p text:style-name="P1"><text:span text:style-name="T3">API exposed to internal clients</text:span></text:p>
          <draw:enhanced-geometry svg:viewBox="0 0 21600 21600" draw:type="rectangle" draw:enhanced-path="M 0 0 L 21600 0 21600 21600 0 21600 0 0 Z N"/>
        </draw:custom-shape>
        <draw:line draw:style-name="gr6" draw:text-style-name="P4" draw:layer="layout" svg:x1="10.144cm" svg:y1="7.096cm" svg:x2="10.144cm" svg:y2="8.747cm">
          <text:p/>
        </draw:line>
        <draw:line draw:style-name="gr6" draw:text-style-name="P4" draw:layer="layout" svg:x1="11.287cm" svg:y1="8.747cm" svg:x2="11.287cm" svg:y2="7.096cm">
          <text:p/>
        </draw:line>
        <draw:line draw:style-name="gr6" draw:text-style-name="P4" draw:layer="layout" svg:x1="14.97cm" svg:y1="7.096cm" svg:x2="14.97cm" svg:y2="8.747cm">
          <text:p/>
        </draw:line>
        <draw:line draw:style-name="gr6" draw:text-style-name="P4" draw:layer="layout" svg:x1="16.113cm" svg:y1="8.747cm" svg:x2="16.113cm" svg:y2="7.096cm">
          <text:p/>
        </draw:line>
        <draw:line draw:style-name="gr6" draw:text-style-name="P4" draw:layer="layout" svg:x1="7.858cm" svg:y1="10.271cm" svg:x2="7.858cm" svg:y2="11.16cm">
          <text:p/>
        </draw:line>
        <draw:line draw:style-name="gr6" draw:text-style-name="P4" draw:layer="layout" svg:x1="9.001cm" svg:y1="11.16cm" svg:x2="9.001cm" svg:y2="10.271cm">
          <text:p/>
        </draw:line>
        <draw:connector draw:style-name="gr19" draw:text-style-name="P3" draw:layer="layout" svg:x1="8.683cm" svg:y1="13.827cm" svg:x2="9.531cm" svg:y2="19.723cm" draw:start-shape="id1" draw:start-glue-point="2" draw:end-shape="id7" draw:end-glue-point="0" svg:d="M8683 13827v3047h848v2849" svg:viewBox="0 0 849 5897">
          <text:p/>
        </draw:connector>
        <draw:connector draw:style-name="gr20" draw:text-style-name="P3" draw:layer="layout" svg:x1="4.157cm" svg:y1="22.617cm" svg:x2="9.531cm" svg:y2="23.152cm" draw:start-shape="id8" draw:start-glue-point="2" draw:end-shape="id7" draw:end-glue-point="2" svg:d="M4157 22617v1235h5374v-700" svg:viewBox="0 0 5375 1236">
          <text:p/>
        </draw:connector>
        <draw:connector draw:style-name="gr20" draw:text-style-name="P3" draw:layer="layout" draw:line-skew="-3.367cm 0.375cm" svg:x1="8.683cm" svg:y1="13.827cm" svg:x2="1.681cm" svg:y2="16.049cm" draw:start-shape="id1" draw:start-glue-point="2" draw:end-shape="id9" draw:end-glue-point="3" svg:d="M8683 13827v762h-7556v1460h554" svg:viewBox="0 0 7557 2223">
          <text:p/>
        </draw:connector>
        <draw:connector draw:style-name="gr20" draw:text-style-name="P3" draw:layer="layout" draw:line-skew="0cm -1.306cm" svg:x1="1.681cm" svg:y1="18.843cm" svg:x2="8.683cm" svg:y2="13.827cm" draw:start-shape="id10" draw:start-glue-point="3" draw:end-shape="id1" draw:end-glue-point="2" svg:d="M1681 18843h-502v-4254h7504v-762" svg:viewBox="0 0 7505 5017">
          <text:p/>
        </draw:connector>
        <draw:connector draw:style-name="gr20" draw:text-style-name="P3" draw:layer="layout" draw:line-skew="0cm -2.64cm" svg:x1="1.681cm" svg:y1="21.524cm" svg:x2="8.683cm" svg:y2="13.827cm" draw:start-shape="id8" draw:start-glue-point="3" draw:end-shape="id1" draw:end-glue-point="2" svg:d="M1681 21524h-502v-6935h7504v-762" svg:viewBox="0 0 7505 7698">
          <text:p/>
        </draw:connector>
        <draw:custom-shape draw:style-name="gr21" draw:text-style-name="P2" draw:layer="layout" svg:width="4.455cm" svg:height="2.398cm" svg:x="1.371cm" svg:y="24.129cm">
          <text:p text:style-name="P1"><text:span text:style-name="T7">Neo4J</text:span></text:p>
          <text:p text:style-name="P1"><text:span text:style-name="T2"/></text:p>
          <text:p text:style-name="P1"><text:span text:style-name="T1">Graph Data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l-10 30h20z"/>
    <draw:marker draw:name="Small_20_Arrow" draw:display-name="Small Arrow" svg:viewBox="0 0 1321 3493" svg:d="M1321 3493h-1321l661-3493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ohn Hott</meta:initial-creator>
    <meta:creation-date>2015-08-24T14:26:24</meta:creation-date>
    <dc:date>2015-08-25T15:33:31.911000000</dc:date>
    <dc:creator>John Hott</dc:creator>
    <meta:editing-duration>PT1H35M33S</meta:editing-duration>
    <meta:editing-cycles>10</meta:editing-cycles>
    <meta:generator>LibreOffice/5.0.0.5$Windows_x86 LibreOffice_project/1b1a90865e348b492231e1c451437d7a15bb262b</meta:generator>
    <meta:document-statistic meta:object-count="50"/>
  </office:meta>
</office:document-meta>
</file>